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ab-stops>
          <style:tab-stop style:position="1.9445in"/>
        </style:tab-stops>
      </style:paragraph-properties>
      <style:text-properties officeooo:rsid="00049a7d" officeooo:paragraph-rsid="00049a7d"/>
    </style:style>
    <style:style style:name="P2" style:family="paragraph" style:parent-style-name="Standard">
      <style:paragraph-properties fo:line-height="200%">
        <style:tab-stops>
          <style:tab-stop style:position="1.9445in"/>
        </style:tab-stops>
      </style:paragraph-properties>
      <style:text-properties officeooo:rsid="000810aa" officeooo:paragraph-rsid="000810aa"/>
    </style:style>
    <style:style style:name="P3" style:family="paragraph" style:parent-style-name="Standard">
      <style:paragraph-properties fo:line-height="200%">
        <style:tab-stops>
          <style:tab-stop style:position="1.9445in"/>
        </style:tab-stops>
      </style:paragraph-properties>
      <style:text-properties officeooo:rsid="000d8c2e" officeooo:paragraph-rsid="000d8c2e"/>
    </style:style>
    <style:style style:name="P4" style:family="paragraph" style:parent-style-name="Standard">
      <style:paragraph-properties fo:line-height="200%">
        <style:tab-stops>
          <style:tab-stop style:position="1.9445in"/>
        </style:tab-stops>
      </style:paragraph-properties>
      <style:text-properties officeooo:rsid="000810aa" officeooo:paragraph-rsid="000810aa"/>
    </style:style>
    <style:style style:name="T1" style:family="text">
      <style:text-properties officeooo:rsid="0004e056"/>
    </style:style>
    <style:style style:name="T2" style:family="text">
      <style:text-properties officeooo:rsid="000960ed"/>
    </style:style>
    <style:style style:name="T3" style:family="text">
      <style:text-properties officeooo:rsid="00097544"/>
    </style:style>
    <style:style style:name="T4" style:family="text">
      <style:text-properties officeooo:rsid="000bb58a"/>
    </style:style>
    <style:style style:name="T5" style:family="text">
      <style:text-properties officeooo:rsid="000de19d"/>
    </style:style>
    <style:style style:name="T6" style:family="text">
      <style:text-properties officeooo:rsid="0011cb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ttie Mathews grew up Los Angel<text:span text:style-name="T6">e</text:span>s, California. <text:span text:style-name="T6">She was the middle child of 6 kids with 3 boys and 3 girls.</text:span> Growing up was very hard for Dottie <text:span text:style-name="T4">as her</text:span> father died when she was young. <text:span text:style-name="T1">Mourning</text:span> the loss of her father was hard. <text:span text:style-name="T1">Dottie's</text:span> mother <text:span text:style-name="T4">got remarried a few years later and her stepfather</text:span> moved into <text:span text:style-name="T4">her mother's house after. Dottie stated many times throughout this interview that her perception of how society treated women was that “Women were supposed to take care of the children and their husbands, and to keep their emotions hidden and quiet.” Women weren’t considered emotionally stable or knowledgeable enough to know how to hold down a job. </text:span>Dottie has 3 children of her own <text:span text:style-name="T1">a</text:span>nd <text:span text:style-name="T6">3</text:span> grandchildren. <text:span text:style-name="T1">Dottie currently lives in Appleton, Wisconsin, but plans on retiring in 2015 to Columbia, Missouri.</text:span></text:p>
      <text:p text:style-name="P1"><text:tab/><text:tab/></text:p>
      <text:p text:style-name="P2">When Dottie was 29, she had already <text:span text:style-name="T4">already been married with 3 children: Philip, Angie, and Tim. She</text:span> had been married to her husband for <text:span text:style-name="T4">several years</text:span>. When she met her husband, Dottie stated at the time, ”<text:span text:style-name="T2">H</text:span>e was the first man who was kind and gentle and didn’t hurt me”. Dottie said that her obligation soon after being <text:span text:style-name="T2">married</text:span> was to obey her husband, take care <text:span text:style-name="T6">of </text:span>her children, and keep the house clean. Dottie never read the newspaper or listened to the news on the radio. <text:span text:style-name="T4">She only believed what her husband told her, as women in her experience at that time weren’t allowed to question.</text:span> Dottie remembers her husband having a AM/FM radio and a dial <text:span text:style-name="T4">telephone</text:span> inside the house. <text:s/>“Communication was limited and we didn’t go out or visit anyone very much.” <text:span text:style-name="T3">Dottie said she didn’t vote until after her marriage to her husband ended. Dottie also stated</text:span> <text:span text:style-name="T2">“Society didn’t care much about emotional or family issues, as this was to be kept concealed and quiet.” Dottie and her family lived in Reading, Pennsylvania. The house that they chose to raise their family in was a 3 bedroom house they bought for the price of $16,000 which was known as a “Row Home”. In order to heat the house, they would have to buy oil from the oil truck that came through town. <text:s/></text:span></text:p>
      <text:p text:style-name="P2"/>
      <text:p text:style-name="P2"><text:span text:style-name="T2">Soon after having her 3 children, the situation at Dottie's house was escalating. Her husband had </text:span><text:soft-page-break/><text:span text:style-name="T2">become more controlling over time. Dottie knew that she and her children deserved so much more than the closed off life they were living. So Dottie filed for divorce, and tried her best to take care of her 3 children alone. Dottie states that “One thing she regrets is that after leaving her family before getting married, she never got the opportunity to know what it was like to live on her own. Dottie stated “Women of her time just moved into the house of whom they were married to.” Now having 3 children to raise on her own, Dottie knew she would have to learn quick and fast. Dottie joined an “Overeater's Anonymous” group where she met a lot of empowering women who were very supportive. Some of these supportive friends were lesbian. Dottie knew she always loved and appreciated women, but also saw a strength in these women that she wanted to see within herself. During this time Dottie was between the ages of 29 and 30 and was still filing for divorce. Her soon to be ex-husband threatened her, and said if she was lesbian that he would have the court take away her children from her. Dottie stated “Many courts and society in general at that time thought that people who were gay or lesbian were unfit parents”. Nevertheless she did gain custody of her children and many years later remarried to her partner, Rosie. Since then Dottie went to school and received her Master's Degree in Divinity and continues to educate others about hope, health, and social justice.</text:span></text:p>
      <text:p text:style-name="P3">In doing this interview, I have learned that wom<text:span text:style-name="T6">e</text:span>n of<text:span text:style-name="T5"> my</text:span> <text:span text:style-name="T5">age</text:span> are respected more <text:span text:style-name="T5">and expected to contribute at least somewhat to the money needed to provide for their family, which helps local and state growth</text:span>. More wom<text:span text:style-name="T6">e</text:span>n <text:span text:style-name="T5">at my </text:span>age and <text:span text:style-name="T6">of my </text:span>generation are <text:span text:style-name="T5">at the very least</text:span> educated. <text:span text:style-name="T5">I feel as if I would be</text:span> l<text:span text:style-name="T5">ooked down upon if I didn’t know what happening in USA Today</text:span>. <text:span text:style-name="T5">Technology in my generation gives men and women resources to information about the stock market, world news, and my friends' daily activities via apps. This is all thanks to the use of an electronic device. At 29 going on 30, I am connected globally through my mobile phone. There are also more resources, better communication, and understanding within my society now concerning family issues and emotional life. Examples of such are Human Services, social services, and the National Alliance on Mental Illness. <text:s/>Women and men who are either gay or lesbian now have more rights for marriage and options for </text:span><text:soft-page-break/><text:span text:style-name="T5">adopting children, however I feel that this is still an ongoing struggle and is still very much under construction in my age group as well. By having men treat woman more equally and vice-versa when compared to the past, there has been more stability and growth in our society as a whole. There are more job opportunities for men and women, as well as transgendered people. Society has gained a new perspective on how to handle situations. An example would be linking people in need to resources available to them that they weren’t aware of before. People are more willing to lend a hand rather than “turn a blind eye” or ign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4T15:45:02.139000000</meta:creation-date>
    <dc:date>2015-02-18T19:02:36.882972908</dc:date>
    <meta:editing-duration>PT18M49S</meta:editing-duration>
    <meta:editing-cycles>8</meta:editing-cycles>
    <meta:generator>LibreOffice/4.3.3.2$Linux_X86_64 LibreOffice_project/430m0$Build-2</meta:generator>
    <meta:document-statistic meta:table-count="0" meta:image-count="0" meta:object-count="0" meta:page-count="3" meta:paragraph-count="5" meta:word-count="928" meta:character-count="5245" meta:non-whitespace-character-count="4315"/>
  </office:meta>
</office:document-meta>
</file>